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8 — Condições Aninhadas (<text:span text:style-name="Source_20_Text">if / elif / else</text:span>)</text:h>
      <text:h text:style-name="Heading_20_2" text:outline-level="2">1. O que são condições aninhadas?</text:h>
      <text:list text:style-name="L1">
        <text:list-item>
          <text:p text:style-name="P1">Quando precisamos <text:span text:style-name="Strong_20_Emphasis">testar várias possibilidades diferentes</text:span>, usamos <text:span text:style-name="Strong_20_Emphasis">condições aninhadas</text:span>.</text:p>
        </text:list-item>
        <text:list-item>
          <text:p text:style-name="P1">Isso significa que temos <text:span text:style-name="Strong_20_Emphasis">mais de duas escolhas possíveis</text:span> para o programa tomar decisões.</text:p>
        </text:list-item>
      </text:list>
      <text:p text:style-name="Text_20_body">📌 Estrutura padrão:</text:p>
      <text:p text:style-name="P2"><text:span text:style-name="Source_20_Text">if condição1:</text:span></text:p>
      <text:p text:style-name="P3"><text:span text:style-name="Source_20_Text"><text:s text:c="4"/># bloco 1</text:span></text:p>
      <text:p text:style-name="P3"><text:span text:style-name="Source_20_Text">elif condição2:</text:span></text:p>
      <text:p text:style-name="P3"><text:span text:style-name="Source_20_Text"><text:s text:c="4"/># bloco 2</text:span></text:p>
      <text:p text:style-name="P3"><text:span text:style-name="Source_20_Text">elif condição3:</text:span></text:p>
      <text:p text:style-name="P3"><text:span text:style-name="Source_20_Text"><text:s text:c="4"/># bloco 3</text:span></text:p>
      <text:p text:style-name="P3"><text:span text:style-name="Source_20_Text">else:</text:span></text:p>
      <text:p text:style-name="P4"><text:span text:style-name="Source_20_Text"><text:s text:c="4"/># bloco final (opcional)</text:span></text:p>
      <text:p text:style-name="Text_20_body">⚠️ Observações importantes:</text:p>
      <text:list text:style-name="L2">
        <text:list-item>
          <text:p text:style-name="P5">O <text:span text:style-name="Source_20_Text">if</text:span> <text:span text:style-name="Strong_20_Emphasis">sempre inicia</text:span> a estrutura.</text:p>
        </text:list-item>
        <text:list-item>
          <text:p text:style-name="P5">O <text:span text:style-name="Source_20_Text">elif</text:span> (senão se) <text:span text:style-name="Strong_20_Emphasis">precisa de um </text:span><text:span text:style-name="Strong_20_Emphasis"><text:span text:style-name="Source_20_Text">if</text:span></text:span><text:span text:style-name="Strong_20_Emphasis"> antes</text:span>.</text:p>
        </text:list-item>
        <text:list-item>
          <text:p text:style-name="P5">O <text:span text:style-name="Source_20_Text">else</text:span> é <text:span text:style-name="Strong_20_Emphasis">opcional</text:span> e só pode aparecer uma vez, no final.</text:p>
        </text:list-item>
      </text:list>
      <text:p text:style-name="Horizontal_20_Line"/>
      <text:h text:style-name="Heading_20_2" text:outline-level="2">2. Exemplos práticos</text:h>
      <text:h text:style-name="Heading_20_3" text:outline-level="3">Exemplo 1 — Nome personalizado</text:h>
      <text:p text:style-name="P2"><text:span text:style-name="Source_20_Text">nome = str(input("Digite seu nome: "))</text:span></text:p>
      <text:p text:style-name="P3"/>
      <text:p text:style-name="P3"><text:span text:style-name="Source_20_Text">if nome == "Marcelo":</text:span></text:p>
      <text:p text:style-name="P3"><text:span text:style-name="Source_20_Text"><text:s text:c="4"/>print("Que nome bonito!")</text:span></text:p>
      <text:p text:style-name="P3"><text:span text:style-name="Source_20_Text">elif nome == "Marco":</text:span></text:p>
      <text:p text:style-name="P3"><text:span text:style-name="Source_20_Text"><text:s text:c="4"/>print("Seu nome é bem popular!")</text:span></text:p>
      <text:p text:style-name="P3"><text:span text:style-name="Source_20_Text">elif nome in ("Jéssica", "Ana", "Maria"):</text:span></text:p>
      <text:p text:style-name="P3"><text:span text:style-name="Source_20_Text"><text:s text:c="4"/>print("Você é muito simpática!")</text:span></text:p>
      <text:p text:style-name="P3"><text:span text:style-name="Source_20_Text">else:</text:span></text:p>
      <text:p text:style-name="P3"><text:span text:style-name="Source_20_Text"><text:s text:c="4"/>print("Seu nome é bem normal!")</text:span></text:p>
      <text:p text:style-name="P3"/>
      <text:p text:style-name="P4"><text:span text:style-name="Source_20_Text">print(f"Tenha um bom dia, {nome}!")</text:span></text:p>
      <text:p text:style-name="Horizontal_20_Line"/>
      <text:h text:style-name="Heading_20_3" text:outline-level="3">Exemplo 2 — Situação do aluno</text:h>
      <text:p text:style-name="P2"><text:span text:style-name="Source_20_Text">nota = float(input("Digite a nota final: "))</text:span></text:p>
      <text:p text:style-name="P3"/>
      <text:p text:style-name="P3"><text:span text:style-name="Source_20_Text">if nota &gt;= 9:</text:span></text:p>
      <text:p text:style-name="P3"><text:span text:style-name="Source_20_Text"><text:s text:c="4"/>print("Excelente! Você tirou A 👏")</text:span></text:p>
      <text:p text:style-name="P3"><text:span text:style-name="Source_20_Text">elif nota &gt;= 7:</text:span></text:p>
      <text:p text:style-name="P3"><text:soft-page-break/><text:span text:style-name="Source_20_Text"><text:s text:c="4"/>print("Muito bom! Você tirou B 👍")</text:span></text:p>
      <text:p text:style-name="P3"><text:span text:style-name="Source_20_Text">elif nota &gt;= 5:</text:span></text:p>
      <text:p text:style-name="P3"><text:span text:style-name="Source_20_Text"><text:s text:c="4"/>print("Regular! Você tirou C 😐")</text:span></text:p>
      <text:p text:style-name="P3"><text:span text:style-name="Source_20_Text">else:</text:span></text:p>
      <text:p text:style-name="P4"><text:span text:style-name="Source_20_Text"><text:s text:c="4"/>print("Reprovado! Você tirou D 😢")</text:span></text:p>
      <text:p text:style-name="Horizontal_20_Line"/>
      <text:h text:style-name="Heading_20_3" text:outline-level="3">Exemplo 3 — Preço do ingresso</text:h>
      <text:p text:style-name="P2"><text:span text:style-name="Source_20_Text">idade = int(input("Digite sua idade: "))</text:span></text:p>
      <text:p text:style-name="P3"/>
      <text:p text:style-name="P3"><text:span text:style-name="Source_20_Text">if idade &lt; 12:</text:span></text:p>
      <text:p text:style-name="P3"><text:span text:style-name="Source_20_Text"><text:s text:c="4"/>preco = 10</text:span></text:p>
      <text:p text:style-name="P3"><text:span text:style-name="Source_20_Text">elif idade &lt; 18:</text:span></text:p>
      <text:p text:style-name="P3"><text:span text:style-name="Source_20_Text"><text:s text:c="4"/>preco = 15</text:span></text:p>
      <text:p text:style-name="P3"><text:span text:style-name="Source_20_Text">elif idade &lt; 60:</text:span></text:p>
      <text:p text:style-name="P3"><text:span text:style-name="Source_20_Text"><text:s text:c="4"/>preco = 20</text:span></text:p>
      <text:p text:style-name="P3"><text:span text:style-name="Source_20_Text">else:</text:span></text:p>
      <text:p text:style-name="P3"><text:span text:style-name="Source_20_Text"><text:s text:c="4"/>preco = 12</text:span></text:p>
      <text:p text:style-name="P3"/>
      <text:p text:style-name="P4"><text:span text:style-name="Source_20_Text">print(f"O preço do ingresso é R$ {preco}")</text:span></text:p>
      <text:p text:style-name="Horizontal_20_Line"/>
      <text:h text:style-name="Heading_20_2" text:outline-level="2">3. Dicas importantes</text:h>
      <text:list text:style-name="L3">
        <text:list-item>
          <text:p text:style-name="P6">Use <text:span text:style-name="Strong_20_Emphasis"><text:span text:style-name="Source_20_Text">elif</text:span></text:span> em vez de vários <text:span text:style-name="Source_20_Text">if</text:span> → isso evita que múltiplos blocos sejam executados.</text:p>
        </text:list-item>
        <text:list-item>
          <text:p text:style-name="P6">Sempre <text:span text:style-name="Strong_20_Emphasis">pense em ordem lógica</text:span> → do caso mais restrito para o mais geral.</text:p>
        </text:list-item>
        <text:list-item>
          <text:p text:style-name="P6">O <text:span text:style-name="Source_20_Text">else</text:span> é útil para “qualquer outro caso” que não foi coberto ant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11:38:08.162961800</meta:creation-date>
    <dc:date>2025-10-02T11:38:45.913422600</dc:date>
    <meta:editing-duration>PT37S</meta:editing-duration>
    <meta:editing-cycles>1</meta:editing-cycles>
    <meta:document-statistic meta:table-count="0" meta:image-count="0" meta:object-count="0" meta:page-count="2" meta:paragraph-count="54" meta:word-count="284" meta:character-count="1626" meta:non-whitespace-character-count="1336"/>
    <meta:generator>LibreOffice/25.8.1.1$Windows_X86_64 LibreOffice_project/54047653041915e595ad4e45cccea684809c77b5</meta:generator>
  </office:meta>
</office:document-meta>
</file>